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es 2 sexe confondu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Sport</text:p>
          </table:table-cell>
          <table:table-cell office:value-type="string">
            <text:p>Social</text:p>
          </table:table-cell>
          <table:table-cell office:value-type="string">
            <text:p>Intelligence</text:p>
          </table:table-cell>
          <table:table-cell office:value-type="string">
            <text:p>Charisme</text:p>
          </table:table-cell>
          <table:table-cell office:value-type="string">
            <text:p>Volonté</text:p>
          </table:table-cell>
          <table:table-cell office:value-type="string">
            <text:p>Franchise</text:p>
          </table:table-cell>
          <table:table-cell/>
          <table:table-cell>
            <draw:frame table:end-cell-address="'les 2 sexe confondu'.R33" table:end-x="0.054cm" table:end-y="0.133cm" draw:z-index="0" draw:style-name="gr1" svg:width="19.965cm" svg:height="14.528cm" svg:x="0.412cm" svg:y="0cm">
              <draw:object draw:notify-on-update-of-ranges="'les 2 sexe confondu'.B1:'les 2 sexe confondu'.G1 'les 2 sexe confondu'.A2:'les 2 sexe confondu'.A2 'les 2 sexe confondu'.B2:'les 2 sexe confondu'.G2 'les 2 sexe confondu'.A3:'les 2 sexe confondu'.A3 'les 2 sexe confondu'.B3:'les 2 sexe confondu'.G3 'les 2 sexe confondu'.A4:'les 2 sexe confondu'.A4 'les 2 sexe confondu'.B4:'les 2 sexe confondu'.G4 'les 2 sexe confondu'.A5:'les 2 sexe confondu'.A5 'les 2 sexe confondu'.B5:'les 2 sexe confondu'.G5 'les 2 sexe confondu'.A6:'les 2 sexe confondu'.A6 'les 2 sexe confondu'.B6:'les 2 sexe confondu'.G6 'les 2 sexe confondu'.A7:'les 2 sexe confondu'.A7 'les 2 sexe confondu'.B7:'les 2 sexe confondu'.G7 'les 2 sexe confondu'.A8:'les 2 sexe confondu'.A8 'les 2 sexe confondu'.B8:'les 2 sexe confondu'.G8 'les 2 sexe confondu'.A9:'les 2 sexe confondu'.A9 'les 2 sexe confondu'.B9:'les 2 sexe confondu'.G9 'les 2 sexe confondu'.A10:'les 2 sexe confondu'.A10 'les 2 sexe confondu'.B10:'les 2 sexe confondu'.G10 'les 2 sexe confondu'.A11:'les 2 sexe confondu'.A11 'les 2 sexe confondu'.B11:'les 2 sexe confondu'.G11 'les 2 sexe confondu'.A12:'les 2 sexe confondu'.A12 'les 2 sexe confondu'.B12:'les 2 sexe confondu'.G12 'les 2 sexe confondu'.A13:'les 2 sexe confondu'.A13 'les 2 sexe confondu'.B13:'les 2 sexe confondu'.G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Alice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4.9">
            <text:p>4,9</text:p>
          </table:table-cell>
          <table:table-cell office:value-type="float" office:value="2">
            <text:p>2</text:p>
          </table:table-cell>
          <table:table-cell table:formula="of:=[.B2]+[.C2]+[.D2]+[.E2]+[.F2]+[.G2]" office:value-type="float" office:value="21.8">
            <text:p>21,8</text:p>
          </table:table-cell>
          <table:table-cell/>
        </table:table-row>
        <table:table-row table:style-name="ro1">
          <table:table-cell office:value-type="string">
            <text:p>Elusia</text:p>
          </table:table-cell>
          <table:table-cell office:value-type="float" office:value="5">
            <text:p>5</text:p>
          </table:table-cell>
          <table:table-cell office:value-type="float" office:value="4.9">
            <text:p>4,9</text:p>
          </table:table-cell>
          <table:table-cell table:style-name="ce1" office:value-type="float" office:value="2.9">
            <text:p>2,9</text:p>
          </table:table-cell>
          <table:table-cell office:value-type="float" office:value="4.9">
            <text:p>4,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B3]+[.C3]+[.D3]+[.E3]+[.F3]+[.G3]" office:value-type="float" office:value="25.7">
            <text:p>25,7</text:p>
          </table:table-cell>
          <table:table-cell/>
        </table:table-row>
        <table:table-row table:style-name="ro1">
          <table:table-cell office:value-type="string">
            <text:p>Laur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.8">
            <text:p>4,8</text:p>
          </table:table-cell>
          <table:table-cell office:value-type="float" office:value="4">
            <text:p>4</text:p>
          </table:table-cell>
          <table:table-cell table:formula="of:=[.B4]+[.C4]+[.D4]+[.E4]+[.F4]+[.G4]" office:value-type="float" office:value="25.6">
            <text:p>25,6</text:p>
          </table:table-cell>
          <table:table-cell/>
        </table:table-row>
        <table:table-row table:style-name="ro1">
          <table:table-cell office:value-type="string">
            <text:p>Lloyd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B5]+[.C5]+[.D5]+[.E5]+[.F5]+[.G5]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Nephenie</text:p>
          </table:table-cell>
          <table:table-cell office:value-type="float" office:value="3">
            <text:p>3</text:p>
          </table:table-cell>
          <table:table-cell table:number-columns-repeated="5" office:value-type="float" office:value="5">
            <text:p>5</text:p>
          </table:table-cell>
          <table:table-cell table:formula="of:=[.B6]+[.C6]+[.D6]+[.E6]+[.F6]+[.G6]"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Ryouzanki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.1">
            <text:p>2,1</text:p>
          </table:table-cell>
          <table:table-cell office:value-type="float" office:value="3.1">
            <text:p>3,1</text:p>
          </table:table-cell>
          <table:table-cell table:number-columns-repeated="2" office:value-type="float" office:value="3">
            <text:p>3</text:p>
          </table:table-cell>
          <table:table-cell table:formula="of:=[.B7]+[.C7]+[.D7]+[.E7]+[.F7]+[.G7]" office:value-type="float" office:value="19.2">
            <text:p>19,2</text:p>
          </table:table-cell>
          <table:table-cell/>
        </table:table-row>
        <table:table-row table:style-name="ro1">
          <table:table-cell office:value-type="string">
            <text:p>Salazard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8]+[.C8]+[.D8]+[.E8]+[.F8]+[.G8]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Shadow 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9]+[.C9]+[.D9]+[.E9]+[.F9]+[.G9]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Shadow B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10]+[.C10]+[.D10]+[.E10]+[.F10]+[.G10]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11]+[.C11]+[.D11]+[.E11]+[.F11]+[.G11]"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Valet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12]+[.C12]+[.D12]+[.E12]+[.F12]+[.G12]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Vincen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13]+[.C13]+[.D13]+[.E13]+[.F13]+[.G13]" office:value-type="float" office:value="24">
            <text:p>24</text:p>
          </table:table-cell>
          <table:table-cell/>
        </table:table-row>
        <table:table-row table:style-name="ro1">
          <table:table-cell table:number-columns-repeated="7"/>
          <table:table-cell table:formula="of:=[.H2]+[.H3]+[.H4]+[.H5]+[.H6]+[.H7]+[.H8]+[.H9]+[.H10]+[.H11]+[.H12]+[.H13]" office:value-type="float" office:value="259.3">
            <text:p>259,3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Sport désigne si le personnage est un sportif ou non.</text:p>
          </table:table-cell>
          <table:table-cell table:number-columns-repeated="8"/>
        </table:table-row>
        <table:table-row table:style-name="ro1">
          <table:table-cell office:value-type="string">
            <text:p>Social évalue si un personnage est aimable et donne envie de lui parler</text:p>
          </table:table-cell>
          <table:table-cell table:number-columns-repeated="8"/>
        </table:table-row>
        <table:table-row table:style-name="ro1">
          <table:table-cell office:value-type="string">
            <text:p>Intelligence représente la complexité de son mode de penser</text:p>
          </table:table-cell>
          <table:table-cell table:number-columns-repeated="8"/>
        </table:table-row>
        <table:table-row table:style-name="ro1">
          <table:table-cell office:value-type="string">
            <text:p>Charisme est son art de parler ou de se présenter, le soin qu'il porte à son apparence</text:p>
          </table:table-cell>
          <table:table-cell table:number-columns-repeated="8"/>
        </table:table-row>
        <table:table-row table:style-name="ro1">
          <table:table-cell office:value-type="string">
            <text:p>Volonté détermine son degré de détermination face à l'adversité</text:p>
          </table:table-cell>
          <table:table-cell table:number-columns-repeated="8"/>
        </table:table-row>
        <table:table-row table:style-name="ro1">
          <table:table-cell office:value-type="string">
            <text:p>Franchise montre si le personnage à tendance à être franc et honnête</text:p>
          </table:table-cell>
          <table:table-cell table:number-columns-repeated="8"/>
        </table:table-row>
      </table:table>
      <table:table table:name="Hommes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Sport</text:p>
          </table:table-cell>
          <table:table-cell office:value-type="string">
            <text:p>Social</text:p>
          </table:table-cell>
          <table:table-cell office:value-type="string">
            <text:p>Intelligence</text:p>
          </table:table-cell>
          <table:table-cell office:value-type="string">
            <text:p>Charisme</text:p>
          </table:table-cell>
          <table:table-cell office:value-type="string">
            <text:p>Volonté</text:p>
          </table:table-cell>
          <table:table-cell office:value-type="string">
            <text:p>Franchise</text:p>
          </table:table-cell>
          <table:table-cell/>
          <table:table-cell>
            <draw:frame table:end-cell-address="Hommes.P30" table:end-x="1.764cm" table:end-y="0.397cm" draw:z-index="0" draw:style-name="gr1" svg:width="17.129cm" svg:height="13.258cm" svg:x="0.441cm" svg:y="0.185cm">
              <draw:object draw:notify-on-update-of-ranges="Hommes.B1:Hommes.G1 Hommes.A2:Hommes.A2 Hommes.B2:Hommes.G2 Hommes.A3:Hommes.A3 Hommes.B3:Hommes.G3 Hommes.A4:Hommes.A4 Hommes.B4:Hommes.G4 Hommes.A5:Hommes.A5 Hommes.B5:Hommes.G5 Hommes.A6:Hommes.A6 Hommes.B6:Hommes.G6 Hommes.A7:Hommes.A7 Hommes.B7:Hommes.G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Lloyd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B2]+[.C2]+[.D2]+[.E2]+[.F2]+[.G2]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Ryouzanki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.1">
            <text:p>2,1</text:p>
          </table:table-cell>
          <table:table-cell office:value-type="float" office:value="3.1">
            <text:p>3,1</text:p>
          </table:table-cell>
          <table:table-cell table:number-columns-repeated="2" office:value-type="float" office:value="3">
            <text:p>3</text:p>
          </table:table-cell>
          <table:table-cell table:formula="of:=[.B3]+[.C3]+[.D3]+[.E3]+[.F3]+[.G3]" office:value-type="float" office:value="19.2">
            <text:p>19,2</text:p>
          </table:table-cell>
          <table:table-cell/>
        </table:table-row>
        <table:table-row table:style-name="ro1">
          <table:table-cell office:value-type="string">
            <text:p>Salazard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4]+[.C4]+[.D4]+[.E4]+[.F4]+[.G4]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Shadow 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5]+[.C5]+[.D5]+[.E5]+[.F5]+[.G5]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Valet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6]+[.C6]+[.D6]+[.E6]+[.F6]+[.G6]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Vincen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7]+[.C7]+[.D7]+[.E7]+[.F7]+[.G7]" office:value-type="float" office:value="24">
            <text:p>24</text:p>
          </table:table-cell>
          <table:table-cell/>
        </table:table-row>
        <table:table-row table:style-name="ro1">
          <table:table-cell table:number-columns-repeated="7"/>
          <table:table-cell table:formula="of:=[.H7]+[.H6]+[.H5]+[.H4]+[.H3]+[.H2]" office:value-type="float" office:value="120.2">
            <text:p>120,2</text:p>
          </table:table-cell>
          <table:table-cell/>
        </table:table-row>
      </table:table>
      <table:table table:name="Femmes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Sport</text:p>
          </table:table-cell>
          <table:table-cell office:value-type="string">
            <text:p>Social</text:p>
          </table:table-cell>
          <table:table-cell office:value-type="string">
            <text:p>Intelligence</text:p>
          </table:table-cell>
          <table:table-cell office:value-type="string">
            <text:p>Charisme</text:p>
          </table:table-cell>
          <table:table-cell office:value-type="string">
            <text:p>Volonté</text:p>
          </table:table-cell>
          <table:table-cell office:value-type="string">
            <text:p>Franchise</text:p>
          </table:table-cell>
          <table:table-cell/>
          <table:table-cell>
            <draw:frame table:end-cell-address="Femmes.Q32" table:end-x="1.377cm" table:end-y="0.027cm" draw:z-index="0" draw:style-name="gr1" svg:width="19.249cm" svg:height="13.681cm" svg:x="0.193cm" svg:y="0.291cm">
              <draw:object draw:notify-on-update-of-ranges="Femmes.B1:Femmes.G1 Femmes.A2:Femmes.A2 Femmes.B2:Femmes.G2 Femmes.A3:Femmes.A3 Femmes.B3:Femmes.G3 Femmes.A4:Femmes.A4 Femmes.B4:Femmes.G4 Femmes.A5:Femmes.A5 Femmes.B5:Femmes.G5 Femmes.A6:Femmes.A6 Femmes.B6:Femmes.G6 Femmes.A7:Femmes.A7 Femmes.B7:Femmes.G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Alice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4.9">
            <text:p>4,9</text:p>
          </table:table-cell>
          <table:table-cell office:value-type="float" office:value="2">
            <text:p>2</text:p>
          </table:table-cell>
          <table:table-cell table:formula="of:=[.B2]+[.C2]+[.D2]+[.E2]+[.F2]+[.G2]" office:value-type="float" office:value="21.8">
            <text:p>21,8</text:p>
          </table:table-cell>
          <table:table-cell/>
        </table:table-row>
        <table:table-row table:style-name="ro1">
          <table:table-cell office:value-type="string">
            <text:p>Elusia</text:p>
          </table:table-cell>
          <table:table-cell office:value-type="float" office:value="5">
            <text:p>5</text:p>
          </table:table-cell>
          <table:table-cell office:value-type="float" office:value="4.9">
            <text:p>4,9</text:p>
          </table:table-cell>
          <table:table-cell table:style-name="ce1" office:value-type="float" office:value="2.9">
            <text:p>2,9</text:p>
          </table:table-cell>
          <table:table-cell office:value-type="float" office:value="4.9">
            <text:p>4,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B3]+[.C3]+[.D3]+[.E3]+[.F3]+[.G3]" office:value-type="float" office:value="25.7">
            <text:p>25,7</text:p>
          </table:table-cell>
          <table:table-cell/>
        </table:table-row>
        <table:table-row table:style-name="ro1">
          <table:table-cell office:value-type="string">
            <text:p>Laur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.8">
            <text:p>4,8</text:p>
          </table:table-cell>
          <table:table-cell office:value-type="float" office:value="4">
            <text:p>4</text:p>
          </table:table-cell>
          <table:table-cell table:formula="of:=[.B4]+[.C4]+[.D4]+[.E4]+[.F4]+[.G4]" office:value-type="float" office:value="25.6">
            <text:p>25,6</text:p>
          </table:table-cell>
          <table:table-cell/>
        </table:table-row>
        <table:table-row table:style-name="ro1">
          <table:table-cell office:value-type="string">
            <text:p>Nephenie</text:p>
          </table:table-cell>
          <table:table-cell office:value-type="float" office:value="3">
            <text:p>3</text:p>
          </table:table-cell>
          <table:table-cell table:number-columns-repeated="5" office:value-type="float" office:value="5">
            <text:p>5</text:p>
          </table:table-cell>
          <table:table-cell table:formula="of:=[.B5]+[.C5]+[.D5]+[.E5]+[.F5]+[.G5]"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Shadow B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6]+[.C6]+[.D6]+[.E6]+[.F6]+[.G6]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7]+[.C7]+[.D7]+[.E7]+[.F7]+[.G7]" office:value-type="float" office:value="16">
            <text:p>16</text:p>
          </table:table-cell>
          <table:table-cell/>
        </table:table-row>
        <table:table-row table:style-name="ro1">
          <table:table-cell table:number-columns-repeated="7"/>
          <table:table-cell table:formula="of:=[.H7]+[.H6]+[.H5]+[.H4]+[.H3]+[.H2]" office:value-type="float" office:value="139.1">
            <text:p>139,1</text:p>
          </table:table-cell>
          <table:table-cell/>
        </table:table-row>
      </table:table>
      <table:table table:name="Dual scheme" table:style-name="ta1" table:print="false">
        <table:table-column table:style-name="co1" table:number-columns-repeated="7" table:default-cell-style-name="Default"/>
        <table:table-row table:style-name="ro1">
          <table:table-cell>
            <draw:frame table:end-cell-address="'Dual scheme'.H30" table:end-x="1.323cm" table:end-y="0.212cm" draw:z-index="0" draw:style-name="gr1" svg:width="17.129cm" svg:height="13.258cm" svg:x="0cm" svg:y="0cm">
              <draw:object draw:notify-on-update-of-ranges="Hommes.B1:Hommes.G1 Hommes.A2:Hommes.A2 Hommes.B2:Hommes.G2 Hommes.A3:Hommes.A3 Hommes.B3:Hommes.G3 Hommes.A4:Hommes.A4 Hommes.B4:Hommes.G4 Hommes.A5:Hommes.A5 Hommes.B5:Hommes.G5 Hommes.A6:Hommes.A6 Hommes.B6:Hommes.G6 Hommes.A7:Hommes.A7 Hommes.B7:Hommes.G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>
            <draw:frame table:end-cell-address="'Dual scheme'.O31" table:end-x="1.875cm" table:end-y="0.185cm" draw:z-index="1" draw:style-name="gr1" svg:width="19.249cm" svg:height="13.681cm" svg:x="0.691cm" svg:y="0cm">
              <draw:object draw:notify-on-update-of-ranges="Femmes.B1:Femmes.G1 Femmes.A2:Femmes.A2 Femmes.B2:Femmes.G2 Femmes.A3:Femmes.A3 Femmes.B3:Femmes.G3 Femmes.A4:Femmes.A4 Femmes.B4:Femmes.G4 Femmes.A5:Femmes.A5 Femmes.B5:Femmes.G5 Femmes.A6:Femmes.A6 Femmes.B6:Femmes.G6 Femmes.A7:Femmes.A7 Femmes.B7:Femmes.G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  <table:database-ranges>
        <table:database-range table:target-range-address="Femmes.A2:Femmes.G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8">08/01/2013</text:date>, <text:time>03:3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youzanki </meta:initial-creator>
    <meta:creation-date>2013-01-08T01:13:33</meta:creation-date>
    <dc:date>2013-01-08T03:36:47</dc:date>
    <dc:creator>Ryouzanki </dc:creator>
    <meta:editing-duration>PT01H18M35S</meta:editing-duration>
    <meta:editing-cycles>22</meta:editing-cycles>
    <meta:generator>OpenOffice.org/3.2$Linux OpenOffice.org_project/320m12$Build-9483</meta:generator>
    <meta:document-statistic meta:table-count="4" meta:cell-count="21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ff950e" draw:fill-color="#ff950e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c5000b" draw:fill-color="#c5000b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966cm" svg:height="14.529cm" xlink:href=".." chart:class="chart:radar" chart:style-name="ch1">
        <chart:legend chart:legend-position="end" svg:x="0.295cm" svg:y="0cm" chart:style-name="ch2"/>
        <chart:plot-area chart:style-name="ch3" table:cell-range-address="'les 2 sexe confondu'.A1:'les 2 sexe confondu'.G13" chart:data-source-has-labels="both" svg:x="0.399cm" svg:y="0.29cm" svg:width="16.742cm" svg:height="13.656cm">
          <chart:axis chart:dimension="x" chart:name="primary-x" chart:style-name="ch4">
            <chart:categories table:cell-range-address="'les 2 sexe confondu'.B1:'les 2 sexe confondu'.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es 2 sexe confondu'.B2:'les 2 sexe confondu'.G2" chart:label-cell-address="'les 2 sexe confondu'.A2:'les 2 sexe confondu'.A2" chart:class="chart:radar">
            <chart:data-point chart:repeated="6"/>
          </chart:series>
          <chart:series chart:style-name="ch7" chart:values-cell-range-address="'les 2 sexe confondu'.B3:'les 2 sexe confondu'.G3" chart:label-cell-address="'les 2 sexe confondu'.A3:'les 2 sexe confondu'.A3" chart:class="chart:radar">
            <chart:data-point chart:repeated="6"/>
          </chart:series>
          <chart:series chart:style-name="ch8" chart:values-cell-range-address="'les 2 sexe confondu'.B4:'les 2 sexe confondu'.G4" chart:label-cell-address="'les 2 sexe confondu'.A4:'les 2 sexe confondu'.A4" chart:class="chart:radar">
            <chart:data-point chart:repeated="6"/>
          </chart:series>
          <chart:series chart:style-name="ch9" chart:values-cell-range-address="'les 2 sexe confondu'.B5:'les 2 sexe confondu'.G5" chart:label-cell-address="'les 2 sexe confondu'.A5:'les 2 sexe confondu'.A5" chart:class="chart:radar">
            <chart:data-point chart:repeated="6"/>
          </chart:series>
          <chart:series chart:style-name="ch10" chart:values-cell-range-address="'les 2 sexe confondu'.B6:'les 2 sexe confondu'.G6" chart:label-cell-address="'les 2 sexe confondu'.A6:'les 2 sexe confondu'.A6" chart:class="chart:radar">
            <chart:data-point chart:repeated="6"/>
          </chart:series>
          <chart:series chart:style-name="ch11" chart:values-cell-range-address="'les 2 sexe confondu'.B7:'les 2 sexe confondu'.G7" chart:label-cell-address="'les 2 sexe confondu'.A7:'les 2 sexe confondu'.A7" chart:class="chart:radar">
            <chart:data-point chart:repeated="6"/>
          </chart:series>
          <chart:series chart:style-name="ch12" chart:values-cell-range-address="'les 2 sexe confondu'.B8:'les 2 sexe confondu'.G8" chart:label-cell-address="'les 2 sexe confondu'.A8:'les 2 sexe confondu'.A8" chart:class="chart:radar">
            <chart:data-point chart:repeated="6"/>
          </chart:series>
          <chart:series chart:style-name="ch13" chart:values-cell-range-address="'les 2 sexe confondu'.B9:'les 2 sexe confondu'.G9" chart:label-cell-address="'les 2 sexe confondu'.A9:'les 2 sexe confondu'.A9" chart:class="chart:radar">
            <chart:data-point chart:repeated="6"/>
          </chart:series>
          <chart:series chart:style-name="ch14" chart:values-cell-range-address="'les 2 sexe confondu'.B10:'les 2 sexe confondu'.G10" chart:label-cell-address="'les 2 sexe confondu'.A10:'les 2 sexe confondu'.A10" chart:class="chart:radar">
            <chart:data-point chart:repeated="6"/>
          </chart:series>
          <chart:series chart:style-name="ch15" chart:values-cell-range-address="'les 2 sexe confondu'.B11:'les 2 sexe confondu'.G11" chart:label-cell-address="'les 2 sexe confondu'.A11:'les 2 sexe confondu'.A11" chart:class="chart:radar">
            <chart:data-point chart:repeated="6"/>
          </chart:series>
          <chart:series chart:style-name="ch16" chart:values-cell-range-address="'les 2 sexe confondu'.B12:'les 2 sexe confondu'.G12" chart:label-cell-address="'les 2 sexe confondu'.A12:'les 2 sexe confondu'.A12" chart:class="chart:radar">
            <chart:data-point chart:repeated="6"/>
          </chart:series>
          <chart:series chart:style-name="ch17" chart:values-cell-range-address="'les 2 sexe confondu'.B13:'les 2 sexe confondu'.G13" chart:label-cell-address="'les 2 sexe confondu'.A13:'les 2 sexe confondu'.A13" chart:class="chart:rad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les 2 sexe confondu'.B1:'les 2 sexe confondu'.G1">Sport</text:p>
              </table:table-cell>
              <table:table-cell office:value-type="string">
                <text:p>Social</text:p>
              </table:table-cell>
              <table:table-cell office:value-type="string">
                <text:p>Intelligence</text:p>
              </table:table-cell>
              <table:table-cell office:value-type="string">
                <text:p>Charisme</text:p>
              </table:table-cell>
              <table:table-cell office:value-type="string">
                <text:p>Volonté</text:p>
              </table:table-cell>
              <table:table-cell office:value-type="string">
                <text:p>Franchise</text:p>
              </table:table-cell>
            </table:table-row>
          </table:table-header-rows>
          <table:table-rows>
            <table:table-row>
              <table:table-cell office:value-type="string">
                <text:p text:id="'les 2 sexe confondu'.A2:'les 2 sexe confondu'.A2">Alice</text:p>
              </table:table-cell>
              <table:table-cell office:value-type="float" office:value="3">
                <text:p text:id="'les 2 sexe confondu'.B2:'les 2 sexe confondu'.G2"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 text:id="'les 2 sexe confondu'.A3:'les 2 sexe confondu'.A3">Elusia</text:p>
              </table:table-cell>
              <table:table-cell office:value-type="float" office:value="5">
                <text:p text:id="'les 2 sexe confondu'.B3:'les 2 sexe confondu'.G3">5</text:p>
              </table:table-cell>
              <table:table-cell office:value-type="float" office:value="4.9">
                <text:p>4.9</text:p>
              </table:table-cell>
              <table:table-cell office:value-type="float" office:value="2.9">
                <text:p>2.9</text:p>
              </table:table-cell>
              <table:table-cell office:value-type="float" office:value="4.9">
                <text:p>4.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 text:id="'les 2 sexe confondu'.A4:'les 2 sexe confondu'.A4">Laura</text:p>
              </table:table-cell>
              <table:table-cell office:value-type="float" office:value="5">
                <text:p text:id="'les 2 sexe confondu'.B4:'les 2 sexe confondu'.G4"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 text:id="'les 2 sexe confondu'.A5:'les 2 sexe confondu'.A5">Lloyd</text:p>
              </table:table-cell>
              <table:table-cell office:value-type="float" office:value="3">
                <text:p text:id="'les 2 sexe confondu'.B5:'les 2 sexe confondu'.G5"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 text:id="'les 2 sexe confondu'.A6:'les 2 sexe confondu'.A6">Nephenie</text:p>
              </table:table-cell>
              <table:table-cell office:value-type="float" office:value="3">
                <text:p text:id="'les 2 sexe confondu'.B6:'les 2 sexe confondu'.G6"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 text:id="'les 2 sexe confondu'.A7:'les 2 sexe confondu'.A7">Ryouzanki</text:p>
              </table:table-cell>
              <table:table-cell office:value-type="float" office:value="3">
                <text:p text:id="'les 2 sexe confondu'.B7:'les 2 sexe confondu'.G7">3</text:p>
              </table:table-cell>
              <table:table-cell office:value-type="float" office:value="5">
                <text:p>5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 text:id="'les 2 sexe confondu'.A8:'les 2 sexe confondu'.A8">Salazard</text:p>
              </table:table-cell>
              <table:table-cell office:value-type="float" office:value="5">
                <text:p text:id="'les 2 sexe confondu'.B8:'les 2 sexe confondu'.G8"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 text:id="'les 2 sexe confondu'.A9:'les 2 sexe confondu'.A9">Shadow A</text:p>
              </table:table-cell>
              <table:table-cell office:value-type="float" office:value="3">
                <text:p text:id="'les 2 sexe confondu'.B9:'les 2 sexe confondu'.G9"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'les 2 sexe confondu'.A10:'les 2 sexe confondu'.A10">Shadow B</text:p>
              </table:table-cell>
              <table:table-cell office:value-type="float" office:value="5">
                <text:p text:id="'les 2 sexe confondu'.B10:'les 2 sexe confondu'.G10"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'les 2 sexe confondu'.A11:'les 2 sexe confondu'.A11">Sophie</text:p>
              </table:table-cell>
              <table:table-cell office:value-type="float" office:value="2">
                <text:p text:id="'les 2 sexe confondu'.B11:'les 2 sexe confondu'.G11"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 text:id="'les 2 sexe confondu'.A12:'les 2 sexe confondu'.A12">Valeth</text:p>
              </table:table-cell>
              <table:table-cell office:value-type="float" office:value="2">
                <text:p text:id="'les 2 sexe confondu'.B12:'les 2 sexe confondu'.G12"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 text:id="'les 2 sexe confondu'.A13:'les 2 sexe confondu'.A13">Vincent</text:p>
              </table:table-cell>
              <table:table-cell office:value-type="float" office:value="4">
                <text:p text:id="'les 2 sexe confondu'.B13:'les 2 sexe confondu'.G13"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3cm" svg:height="13.259cm" xlink:href=".." chart:class="chart:radar" chart:style-name="ch1">
        <chart:legend chart:legend-position="end" svg:x="0.242cm" svg:y="0.336cm" chart:style-name="ch2"/>
        <chart:plot-area chart:style-name="ch3" table:cell-range-address="Hommes.A1:Hommes.G7" chart:data-source-has-labels="both" svg:x="0.342cm" svg:y="0.265cm" svg:width="14.078cm" svg:height="12.463cm">
          <chart:axis chart:dimension="x" chart:name="primary-x" chart:style-name="ch4">
            <chart:categories table:cell-range-address="Hommes.B1:Hommes.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mmes.B2:Hommes.G2" chart:label-cell-address="Hommes.A2:Hommes.A2" chart:class="chart:radar">
            <chart:data-point chart:repeated="6"/>
          </chart:series>
          <chart:series chart:style-name="ch7" chart:values-cell-range-address="Hommes.B3:Hommes.G3" chart:label-cell-address="Hommes.A3:Hommes.A3" chart:class="chart:radar">
            <chart:data-point chart:repeated="6"/>
          </chart:series>
          <chart:series chart:style-name="ch8" chart:values-cell-range-address="Hommes.B4:Hommes.G4" chart:label-cell-address="Hommes.A4:Hommes.A4" chart:class="chart:radar">
            <chart:data-point chart:repeated="6"/>
          </chart:series>
          <chart:series chart:style-name="ch9" chart:values-cell-range-address="Hommes.B5:Hommes.G5" chart:label-cell-address="Hommes.A5:Hommes.A5" chart:class="chart:radar">
            <chart:data-point chart:repeated="6"/>
          </chart:series>
          <chart:series chart:style-name="ch10" chart:values-cell-range-address="Hommes.B6:Hommes.G6" chart:label-cell-address="Hommes.A6:Hommes.A6" chart:class="chart:radar">
            <chart:data-point chart:repeated="6"/>
          </chart:series>
          <chart:series chart:style-name="ch11" chart:values-cell-range-address="Hommes.B7:Hommes.G7" chart:label-cell-address="Hommes.A7:Hommes.A7" chart:class="chart:rad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mmes.B1:Hommes.G1">Sport</text:p>
              </table:table-cell>
              <table:table-cell office:value-type="string">
                <text:p>Social</text:p>
              </table:table-cell>
              <table:table-cell office:value-type="string">
                <text:p>Intelligence</text:p>
              </table:table-cell>
              <table:table-cell office:value-type="string">
                <text:p>Charisme</text:p>
              </table:table-cell>
              <table:table-cell office:value-type="string">
                <text:p>Volonté</text:p>
              </table:table-cell>
              <table:table-cell office:value-type="string">
                <text:p>Franchise</text:p>
              </table:table-cell>
            </table:table-row>
          </table:table-header-rows>
          <table:table-rows>
            <table:table-row>
              <table:table-cell office:value-type="string">
                <text:p text:id="Hommes.A2:Hommes.A2">Lloyd</text:p>
              </table:table-cell>
              <table:table-cell office:value-type="float" office:value="3">
                <text:p text:id="Hommes.B2:Hommes.G2"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 text:id="Hommes.A3:Hommes.A3">Ryouzanki</text:p>
              </table:table-cell>
              <table:table-cell office:value-type="float" office:value="3">
                <text:p text:id="Hommes.B3:Hommes.G3">3</text:p>
              </table:table-cell>
              <table:table-cell office:value-type="float" office:value="5">
                <text:p>5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 text:id="Hommes.A4:Hommes.A4">Salazard</text:p>
              </table:table-cell>
              <table:table-cell office:value-type="float" office:value="5">
                <text:p text:id="Hommes.B4:Hommes.G4"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 text:id="Hommes.A5:Hommes.A5">Shadow A</text:p>
              </table:table-cell>
              <table:table-cell office:value-type="float" office:value="3">
                <text:p text:id="Hommes.B5:Hommes.G5"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Hommes.A6:Hommes.A6">Valeth</text:p>
              </table:table-cell>
              <table:table-cell office:value-type="float" office:value="2">
                <text:p text:id="Hommes.B6:Hommes.G6"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 text:id="Hommes.A7:Hommes.A7">Vincent</text:p>
              </table:table-cell>
              <table:table-cell office:value-type="float" office:value="4">
                <text:p text:id="Hommes.B7:Hommes.G7"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5cm" svg:height="13.682cm" xlink:href=".." chart:class="chart:radar" chart:style-name="ch1">
        <chart:legend chart:legend-position="end" svg:x="0.277cm" svg:y="0.443cm" chart:style-name="ch2"/>
        <chart:plot-area chart:style-name="ch3" table:cell-range-address="Femmes.A1:Femmes.G7" chart:data-source-has-labels="both" svg:x="0.385cm" svg:y="0.273cm" svg:width="16.15cm" svg:height="12.863cm">
          <chart:axis chart:dimension="x" chart:name="primary-x" chart:style-name="ch4">
            <chart:categories table:cell-range-address="Femmes.B1:Femmes.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mmes.B2:Femmes.G2" chart:label-cell-address="Femmes.A2:Femmes.A2" chart:class="chart:radar">
            <chart:data-point chart:repeated="6"/>
          </chart:series>
          <chart:series chart:style-name="ch7" chart:values-cell-range-address="Femmes.B3:Femmes.G3" chart:label-cell-address="Femmes.A3:Femmes.A3" chart:class="chart:radar">
            <chart:data-point chart:repeated="6"/>
          </chart:series>
          <chart:series chart:style-name="ch8" chart:values-cell-range-address="Femmes.B4:Femmes.G4" chart:label-cell-address="Femmes.A4:Femmes.A4" chart:class="chart:radar">
            <chart:data-point chart:repeated="6"/>
          </chart:series>
          <chart:series chart:style-name="ch9" chart:values-cell-range-address="Femmes.B5:Femmes.G5" chart:label-cell-address="Femmes.A5:Femmes.A5" chart:class="chart:radar">
            <chart:data-point chart:repeated="6"/>
          </chart:series>
          <chart:series chart:style-name="ch10" chart:values-cell-range-address="Femmes.B6:Femmes.G6" chart:label-cell-address="Femmes.A6:Femmes.A6" chart:class="chart:radar">
            <chart:data-point chart:repeated="6"/>
          </chart:series>
          <chart:series chart:style-name="ch11" chart:values-cell-range-address="Femmes.B7:Femmes.G7" chart:label-cell-address="Femmes.A7:Femmes.A7" chart:class="chart:rad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mmes.B1:Femmes.G1">Sport</text:p>
              </table:table-cell>
              <table:table-cell office:value-type="string">
                <text:p>Social</text:p>
              </table:table-cell>
              <table:table-cell office:value-type="string">
                <text:p>Intelligence</text:p>
              </table:table-cell>
              <table:table-cell office:value-type="string">
                <text:p>Charisme</text:p>
              </table:table-cell>
              <table:table-cell office:value-type="string">
                <text:p>Volonté</text:p>
              </table:table-cell>
              <table:table-cell office:value-type="string">
                <text:p>Franchise</text:p>
              </table:table-cell>
            </table:table-row>
          </table:table-header-rows>
          <table:table-rows>
            <table:table-row>
              <table:table-cell office:value-type="string">
                <text:p text:id="Femmes.A2:Femmes.A2">Alice</text:p>
              </table:table-cell>
              <table:table-cell office:value-type="float" office:value="3">
                <text:p text:id="Femmes.B2:Femmes.G2"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 text:id="Femmes.A3:Femmes.A3">Elusia</text:p>
              </table:table-cell>
              <table:table-cell office:value-type="float" office:value="5">
                <text:p text:id="Femmes.B3:Femmes.G3">5</text:p>
              </table:table-cell>
              <table:table-cell office:value-type="float" office:value="4.9">
                <text:p>4.9</text:p>
              </table:table-cell>
              <table:table-cell office:value-type="float" office:value="2.9">
                <text:p>2.9</text:p>
              </table:table-cell>
              <table:table-cell office:value-type="float" office:value="4.9">
                <text:p>4.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 text:id="Femmes.A4:Femmes.A4">Laura</text:p>
              </table:table-cell>
              <table:table-cell office:value-type="float" office:value="5">
                <text:p text:id="Femmes.B4:Femmes.G4"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 text:id="Femmes.A5:Femmes.A5">Nephenie</text:p>
              </table:table-cell>
              <table:table-cell office:value-type="float" office:value="3">
                <text:p text:id="Femmes.B5:Femmes.G5"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 text:id="Femmes.A6:Femmes.A6">Shadow B</text:p>
              </table:table-cell>
              <table:table-cell office:value-type="float" office:value="5">
                <text:p text:id="Femmes.B6:Femmes.G6"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Femmes.A7:Femmes.A7">Sophie</text:p>
              </table:table-cell>
              <table:table-cell office:value-type="float" office:value="2">
                <text:p text:id="Femmes.B7:Femmes.G7"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3cm" svg:height="13.259cm" xlink:href=".." chart:class="chart:radar" chart:style-name="ch1">
        <chart:legend chart:legend-position="end" svg:x="0.242cm" svg:y="0.336cm" chart:style-name="ch2"/>
        <chart:plot-area chart:style-name="ch3" table:cell-range-address="Hommes.A1:Hommes.G7" chart:data-source-has-labels="both" svg:x="0.342cm" svg:y="0.265cm" svg:width="14.078cm" svg:height="12.463cm">
          <chart:axis chart:dimension="x" chart:name="primary-x" chart:style-name="ch4">
            <chart:categories table:cell-range-address="Hommes.B1:Hommes.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mmes.B2:Hommes.G2" chart:label-cell-address="Hommes.A2:Hommes.A2" chart:class="chart:radar">
            <chart:data-point chart:repeated="6"/>
          </chart:series>
          <chart:series chart:style-name="ch7" chart:values-cell-range-address="Hommes.B3:Hommes.G3" chart:label-cell-address="Hommes.A3:Hommes.A3" chart:class="chart:radar">
            <chart:data-point chart:repeated="6"/>
          </chart:series>
          <chart:series chart:style-name="ch8" chart:values-cell-range-address="Hommes.B4:Hommes.G4" chart:label-cell-address="Hommes.A4:Hommes.A4" chart:class="chart:radar">
            <chart:data-point chart:repeated="6"/>
          </chart:series>
          <chart:series chart:style-name="ch9" chart:values-cell-range-address="Hommes.B5:Hommes.G5" chart:label-cell-address="Hommes.A5:Hommes.A5" chart:class="chart:radar">
            <chart:data-point chart:repeated="6"/>
          </chart:series>
          <chart:series chart:style-name="ch10" chart:values-cell-range-address="Hommes.B6:Hommes.G6" chart:label-cell-address="Hommes.A6:Hommes.A6" chart:class="chart:radar">
            <chart:data-point chart:repeated="6"/>
          </chart:series>
          <chart:series chart:style-name="ch11" chart:values-cell-range-address="Hommes.B7:Hommes.G7" chart:label-cell-address="Hommes.A7:Hommes.A7" chart:class="chart:rad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mmes.B1:Hommes.G1">Sport</text:p>
              </table:table-cell>
              <table:table-cell office:value-type="string">
                <text:p>Social</text:p>
              </table:table-cell>
              <table:table-cell office:value-type="string">
                <text:p>Intelligence</text:p>
              </table:table-cell>
              <table:table-cell office:value-type="string">
                <text:p>Charisme</text:p>
              </table:table-cell>
              <table:table-cell office:value-type="string">
                <text:p>Volonté</text:p>
              </table:table-cell>
              <table:table-cell office:value-type="string">
                <text:p>Franchise</text:p>
              </table:table-cell>
            </table:table-row>
          </table:table-header-rows>
          <table:table-rows>
            <table:table-row>
              <table:table-cell office:value-type="string">
                <text:p text:id="Hommes.A2:Hommes.A2">Lloyd</text:p>
              </table:table-cell>
              <table:table-cell office:value-type="float" office:value="3">
                <text:p text:id="Hommes.B2:Hommes.G2"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 text:id="Hommes.A3:Hommes.A3">Ryouzanki</text:p>
              </table:table-cell>
              <table:table-cell office:value-type="float" office:value="3">
                <text:p text:id="Hommes.B3:Hommes.G3">3</text:p>
              </table:table-cell>
              <table:table-cell office:value-type="float" office:value="5">
                <text:p>5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 text:id="Hommes.A4:Hommes.A4">Salazard</text:p>
              </table:table-cell>
              <table:table-cell office:value-type="float" office:value="5">
                <text:p text:id="Hommes.B4:Hommes.G4"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 text:id="Hommes.A5:Hommes.A5">Shadow A</text:p>
              </table:table-cell>
              <table:table-cell office:value-type="float" office:value="3">
                <text:p text:id="Hommes.B5:Hommes.G5"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Hommes.A6:Hommes.A6">Valeth</text:p>
              </table:table-cell>
              <table:table-cell office:value-type="float" office:value="2">
                <text:p text:id="Hommes.B6:Hommes.G6"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 text:id="Hommes.A7:Hommes.A7">Vincent</text:p>
              </table:table-cell>
              <table:table-cell office:value-type="float" office:value="4">
                <text:p text:id="Hommes.B7:Hommes.G7"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5cm" svg:height="13.682cm" xlink:href=".." chart:class="chart:radar" chart:style-name="ch1">
        <chart:legend chart:legend-position="end" svg:x="1.154cm" svg:y="0.255cm" chart:style-name="ch2"/>
        <chart:plot-area chart:style-name="ch3" table:cell-range-address="Femmes.A1:Femmes.G7" chart:data-source-has-labels="both" svg:x="0.385cm" svg:y="0.273cm" svg:width="16.15cm" svg:height="12.863cm">
          <chart:axis chart:dimension="x" chart:name="primary-x" chart:style-name="ch4">
            <chart:categories table:cell-range-address="Femmes.B1:Femmes.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mmes.B2:Femmes.G2" chart:label-cell-address="Femmes.A2:Femmes.A2" chart:class="chart:radar">
            <chart:data-point chart:repeated="6"/>
          </chart:series>
          <chart:series chart:style-name="ch7" chart:values-cell-range-address="Femmes.B3:Femmes.G3" chart:label-cell-address="Femmes.A3:Femmes.A3" chart:class="chart:radar">
            <chart:data-point chart:repeated="6"/>
          </chart:series>
          <chart:series chart:style-name="ch8" chart:values-cell-range-address="Femmes.B4:Femmes.G4" chart:label-cell-address="Femmes.A4:Femmes.A4" chart:class="chart:radar">
            <chart:data-point chart:repeated="6"/>
          </chart:series>
          <chart:series chart:style-name="ch9" chart:values-cell-range-address="Femmes.B5:Femmes.G5" chart:label-cell-address="Femmes.A5:Femmes.A5" chart:class="chart:radar">
            <chart:data-point chart:repeated="6"/>
          </chart:series>
          <chart:series chart:style-name="ch10" chart:values-cell-range-address="Femmes.B6:Femmes.G6" chart:label-cell-address="Femmes.A6:Femmes.A6" chart:class="chart:radar">
            <chart:data-point chart:repeated="6"/>
          </chart:series>
          <chart:series chart:style-name="ch11" chart:values-cell-range-address="Femmes.B7:Femmes.G7" chart:label-cell-address="Femmes.A7:Femmes.A7" chart:class="chart:rad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mmes.B1:Femmes.G1">Sport</text:p>
              </table:table-cell>
              <table:table-cell office:value-type="string">
                <text:p>Social</text:p>
              </table:table-cell>
              <table:table-cell office:value-type="string">
                <text:p>Intelligence</text:p>
              </table:table-cell>
              <table:table-cell office:value-type="string">
                <text:p>Charisme</text:p>
              </table:table-cell>
              <table:table-cell office:value-type="string">
                <text:p>Volonté</text:p>
              </table:table-cell>
              <table:table-cell office:value-type="string">
                <text:p>Franchise</text:p>
              </table:table-cell>
            </table:table-row>
          </table:table-header-rows>
          <table:table-rows>
            <table:table-row>
              <table:table-cell office:value-type="string">
                <text:p text:id="Femmes.A2:Femmes.A2">Alice</text:p>
              </table:table-cell>
              <table:table-cell office:value-type="float" office:value="3">
                <text:p text:id="Femmes.B2:Femmes.G2"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 text:id="Femmes.A3:Femmes.A3">Elusia</text:p>
              </table:table-cell>
              <table:table-cell office:value-type="float" office:value="5">
                <text:p text:id="Femmes.B3:Femmes.G3">5</text:p>
              </table:table-cell>
              <table:table-cell office:value-type="float" office:value="4.9">
                <text:p>4.9</text:p>
              </table:table-cell>
              <table:table-cell office:value-type="float" office:value="2.9">
                <text:p>2.9</text:p>
              </table:table-cell>
              <table:table-cell office:value-type="float" office:value="4.9">
                <text:p>4.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 text:id="Femmes.A4:Femmes.A4">Laura</text:p>
              </table:table-cell>
              <table:table-cell office:value-type="float" office:value="5">
                <text:p text:id="Femmes.B4:Femmes.G4"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 text:id="Femmes.A5:Femmes.A5">Nephenie</text:p>
              </table:table-cell>
              <table:table-cell office:value-type="float" office:value="3">
                <text:p text:id="Femmes.B5:Femmes.G5"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 text:id="Femmes.A6:Femmes.A6">Shadow B</text:p>
              </table:table-cell>
              <table:table-cell office:value-type="float" office:value="5">
                <text:p text:id="Femmes.B6:Femmes.G6"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Femmes.A7:Femmes.A7">Sophie</text:p>
              </table:table-cell>
              <table:table-cell office:value-type="float" office:value="2">
                <text:p text:id="Femmes.B7:Femmes.G7"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